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193b" officeooo:paragraph-rsid="0004193b"/>
    </style:style>
    <style:style style:name="P2" style:family="paragraph" style:parent-style-name="Standard">
      <style:text-properties officeooo:rsid="00052a38" officeooo:paragraph-rsid="00052a38"/>
    </style:style>
    <style:style style:name="P3" style:family="paragraph" style:parent-style-name="Standard">
      <style:text-properties officeooo:rsid="00068642" officeooo:paragraph-rsid="00068642"/>
    </style:style>
    <style:style style:name="P4" style:family="paragraph" style:parent-style-name="Standard">
      <style:text-properties officeooo:rsid="00068642" officeooo:paragraph-rsid="00068642"/>
    </style:style>
    <style:style style:name="P5" style:family="paragraph" style:parent-style-name="Standard">
      <style:text-properties officeooo:rsid="0007fc9f" officeooo:paragraph-rsid="0007fc9f"/>
    </style:style>
    <style:style style:name="P6" style:family="paragraph" style:parent-style-name="Standard">
      <style:text-properties officeooo:rsid="00089093" officeooo:paragraph-rsid="00089093"/>
    </style:style>
    <style:style style:name="P7" style:family="paragraph" style:parent-style-name="Standard">
      <style:text-properties officeooo:rsid="0008e204" officeooo:paragraph-rsid="0008e2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Program 1</text:p>
      <text:p text:style-name="Standard"/>
      <text:p text:style-name="Standard">#snake and ladder </text:p>
      <text:p text:style-name="Standard"/>
      <text:p text:style-name="Standard">import random</text:p>
      <text:p text:style-name="Standard">count=0</text:p>
      <text:p text:style-name="Standard"/>
      <text:p text:style-name="Standard">def myroll():</text:p>
      <text:p text:style-name="Standard"><text:tab/>return random.randint(1,6)</text:p>
      <text:p text:style-name="Standard"/>
      <text:p text:style-name="Standard">while(count&lt;=100):</text:p>
      <text:p text:style-name="Standard"><text:tab/>n=input("press r to roll the dice")</text:p>
      <text:p text:style-name="Standard"><text:tab/>if(n=='r'):</text:p>
      <text:p text:style-name="Standard"><text:tab/><text:tab/>r=myroll()</text:p>
      <text:p text:style-name="Standard"><text:tab/><text:tab/>count=count+r</text:p>
      <text:p text:style-name="Standard"><text:tab/><text:tab/>print("u got ",r)</text:p>
      <text:p text:style-name="Standard"><text:tab/><text:tab/>print("new position is",count)</text:p>
      <text:p text:style-name="Standard"/>
      <text:p text:style-name="Standard"><text:tab/><text:tab/>if(count==8):</text:p>
      <text:p text:style-name="Standard"><text:tab/><text:tab/><text:tab/>count=37</text:p>
      <text:p text:style-name="Standard"><text:tab/><text:tab/><text:tab/>print("i got a ladder")</text:p>
      <text:p text:style-name="Standard"><text:tab/><text:tab/>elif(count==11):</text:p>
      <text:p text:style-name="Standard"><text:tab/><text:tab/><text:tab/>count=2</text:p>
      <text:p text:style-name="Standard"><text:tab/><text:tab/><text:tab/>print("sorry , i got a snake")</text:p>
      <text:p text:style-name="Standard"><text:tab/><text:tab/>elif(count==13):</text:p>
      <text:p text:style-name="Standard"><text:tab/><text:tab/><text:tab/>count=34</text:p>
      <text:p text:style-name="Standard"><text:tab/><text:tab/><text:tab/>print("i got a ladder")</text:p>
      <text:p text:style-name="Standard"><text:tab/><text:tab/>elif(count==25):</text:p>
      <text:p text:style-name="Standard"><text:tab/><text:tab/><text:tab/>count=4</text:p>
      <text:p text:style-name="Standard"><text:tab/><text:tab/><text:tab/>print("sorry , i got a snake")</text:p>
      <text:p text:style-name="Standard"><text:tab/><text:tab/>elif(count==38):</text:p>
      <text:p text:style-name="Standard"><text:tab/><text:tab/><text:tab/>count=9</text:p>
      <text:p text:style-name="Standard"><text:tab/><text:tab/><text:tab/>print("sorry , i got a snake")</text:p>
      <text:p text:style-name="Standard"><text:tab/><text:tab/>elif(count==40):</text:p>
      <text:p text:style-name="Standard"><text:tab/><text:tab/><text:tab/>count=68</text:p>
      <text:p text:style-name="Standard"><text:tab/><text:tab/><text:tab/>print("i got a ladder")</text:p>
      <text:p text:style-name="Standard"><text:tab/><text:tab/>elif(count==52):</text:p>
      <text:p text:style-name="Standard"><text:tab/><text:tab/><text:tab/>count=81</text:p>
      <text:p text:style-name="Standard"><text:tab/><text:tab/><text:tab/>print("i got a ladder")</text:p>
      <text:p text:style-name="Standard"><text:tab/><text:tab/>elif(count==65):</text:p>
      <text:p text:style-name="Standard"><text:tab/><text:tab/><text:tab/>count=46</text:p>
      <text:p text:style-name="Standard"><text:tab/><text:tab/><text:tab/>print("sorry , i got a snake")</text:p>
      <text:p text:style-name="Standard"><text:tab/><text:tab/>elif(count==76):</text:p>
      <text:p text:style-name="Standard"><text:tab/><text:tab/><text:tab/>count=97</text:p>
      <text:p text:style-name="Standard"><text:tab/><text:tab/><text:tab/>print("i got a ladder")</text:p>
      <text:p text:style-name="Standard"><text:tab/><text:tab/>elif(count==89):</text:p>
      <text:p text:style-name="Standard"><text:tab/><text:tab/><text:tab/>count=70</text:p>
      <text:p text:style-name="Standard"><text:tab/><text:tab/><text:tab/>print("sorry , i got a snake")</text:p>
      <text:p text:style-name="Standard"><text:tab/><text:tab/>elif(count==93):</text:p>
      <text:p text:style-name="Standard"><text:tab/><text:tab/><text:tab/>count=64</text:p>
      <text:p text:style-name="Standard"><text:tab/><text:tab/><text:tab/>print("sorry , i got a snake")</text:p>
      <text:p text:style-name="Standard"><text:tab/><text:tab/>elif(count==100):</text:p>
      <text:p text:style-name="Standard"><text:tab/><text:tab/><text:tab/>print("End Game")</text:p>
      <text:p text:style-name="Standard"><text:tab/><text:tab/><text:tab/>exit()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1">Output</text:p>
      <text:p text:style-name="P1"/>
      <text:p text:style-name="P1"/>
      <text:p text:style-name="P1">press r to roll the dicer</text:p>
      <text:p text:style-name="P1">u got <text:s/>3</text:p>
      <text:p text:style-name="P1">new position is 3</text:p>
      <text:p text:style-name="P1">press r to roll the dicer</text:p>
      <text:p text:style-name="P1">u got <text:s/>6</text:p>
      <text:p text:style-name="P1">new position is 9</text:p>
      <text:p text:style-name="P1">press r to roll the dicer</text:p>
      <text:p text:style-name="P1">u got <text:s/>3</text:p>
      <text:p text:style-name="P1">new position is 12</text:p>
      <text:p text:style-name="P1">press r to roll the dice</text:p>
      <text:p text:style-name="P1">press r to roll the dicer</text:p>
      <text:p text:style-name="P1">u got <text:s/>4</text:p>
      <text:p text:style-name="P1">new position is 16</text:p>
      <text:p text:style-name="P1">press r to roll the dicer</text:p>
      <text:p text:style-name="P1">u got <text:s/>1</text:p>
      <text:p text:style-name="P1">new position is 17</text:p>
      <text:p text:style-name="P1">press r to roll the dicer</text:p>
      <text:p text:style-name="P1">u got <text:s/>4</text:p>
      <text:p text:style-name="P1">new position is 21</text:p>
      <text:p text:style-name="P1">press r to roll the dicer</text:p>
      <text:p text:style-name="P1">u got <text:s/>3</text:p>
      <text:p text:style-name="P1">new position is 24</text:p>
      <text:p text:style-name="P1">press r to roll the dicer</text:p>
      <text:p text:style-name="P1">u got <text:s/>6</text:p>
      <text:p text:style-name="P1">new position is 30</text:p>
      <text:p text:style-name="P1">press r to roll the dicer</text:p>
      <text:p text:style-name="P1">u got <text:s/>5</text:p>
      <text:p text:style-name="P1">new position is 35</text:p>
      <text:p text:style-name="P1">press r to roll the dicer</text:p>
      <text:p text:style-name="P1">u got <text:s/>1</text:p>
      <text:p text:style-name="P1">new position is 36</text:p>
      <text:p text:style-name="P1">press r to roll the dicer</text:p>
      <text:p text:style-name="P1">u got <text:s/>6</text:p>
      <text:p text:style-name="P1">new position is 42</text:p>
      <text:p text:style-name="P1">press r to roll the dicer</text:p>
      <text:p text:style-name="P1">u got <text:s/>6</text:p>
      <text:p text:style-name="P1">new position is 48</text:p>
      <text:p text:style-name="P1">press r to roll the dicer</text:p>
      <text:p text:style-name="P1">u got <text:s/>6</text:p>
      <text:p text:style-name="P1">new position is 54</text:p>
      <text:p text:style-name="P1">press r to roll the dicer</text:p>
      <text:p text:style-name="P1">u got <text:s/>1</text:p>
      <text:p text:style-name="P1">new position is 55</text:p>
      <text:p text:style-name="P1">press r to roll the dicer</text:p>
      <text:p text:style-name="P1">u got <text:s/>1</text:p>
      <text:p text:style-name="P1">new position is 56</text:p>
      <text:p text:style-name="P1">press r to roll the dicer</text:p>
      <text:p text:style-name="P1">u got <text:s/>6</text:p>
      <text:p text:style-name="P1">new position is 62</text:p>
      <text:p text:style-name="P1">press r to roll the dicer</text:p>
      <text:p text:style-name="P1"><text:soft-page-break/>u got <text:s/>4</text:p>
      <text:p text:style-name="P1">new position is 66</text:p>
      <text:p text:style-name="P1">press r to roll the dicer</text:p>
      <text:p text:style-name="P1">u got <text:s/>5</text:p>
      <text:p text:style-name="P1">new position is 71</text:p>
      <text:p text:style-name="P1">press r to roll the dicer</text:p>
      <text:p text:style-name="P1">u got <text:s/>4</text:p>
      <text:p text:style-name="P1">new position is 75</text:p>
      <text:p text:style-name="P1">press r to roll the dicer</text:p>
      <text:p text:style-name="P1">u got <text:s/>3</text:p>
      <text:p text:style-name="P1">new position is 78</text:p>
      <text:p text:style-name="P1">press r to roll the dicer</text:p>
      <text:p text:style-name="P1">u got <text:s/>6</text:p>
      <text:p text:style-name="P1">new position is 84</text:p>
      <text:p text:style-name="P1">press r to roll the dicer</text:p>
      <text:p text:style-name="P1">u got <text:s/>5</text:p>
      <text:p text:style-name="P1">new position is 89</text:p>
      <text:p text:style-name="P1">sorry , i got a snake</text:p>
      <text:p text:style-name="P1">press r to roll the dicer</text:p>
      <text:p text:style-name="P1">u got <text:s/>5</text:p>
      <text:p text:style-name="P1">new position is 75</text:p>
      <text:p text:style-name="P1">press r to roll the dicer</text:p>
      <text:p text:style-name="P1">u got <text:s/>5</text:p>
      <text:p text:style-name="P1">new position is 80</text:p>
      <text:p text:style-name="P1">press r to roll the dicer</text:p>
      <text:p text:style-name="P1">u got <text:s/>1</text:p>
      <text:p text:style-name="P1">new position is 81</text:p>
      <text:p text:style-name="P1">press r to roll the dicer</text:p>
      <text:p text:style-name="P1">u got <text:s/>4</text:p>
      <text:p text:style-name="P1">new position is 85</text:p>
      <text:p text:style-name="P1">press r to roll the dicer</text:p>
      <text:p text:style-name="P1">u got <text:s/>2</text:p>
      <text:p text:style-name="P1">new position is 87</text:p>
      <text:p text:style-name="P1">press r to roll the dicer</text:p>
      <text:p text:style-name="P1">u got <text:s/>6</text:p>
      <text:p text:style-name="P1">new position is 93</text:p>
      <text:p text:style-name="P1">sorry , i got a snake</text:p>
      <text:p text:style-name="P1">press r to roll the dicer</text:p>
      <text:p text:style-name="P1">u got <text:s/>4</text:p>
      <text:p text:style-name="P1">new position is 68</text:p>
      <text:p text:style-name="P1">press r to roll the dicer</text:p>
      <text:p text:style-name="P1">u got <text:s/>1</text:p>
      <text:p text:style-name="P1">new position is 69</text:p>
      <text:p text:style-name="P1">press r to roll the dice</text:p>
      <text:p text:style-name="P1">press r to roll the dicer</text:p>
      <text:p text:style-name="P1">u got <text:s/>3</text:p>
      <text:p text:style-name="P1">new position is 72</text:p>
      <text:p text:style-name="P1">press r to roll the dicer</text:p>
      <text:p text:style-name="P1">u got <text:s/>2</text:p>
      <text:p text:style-name="P1">new position is 74</text:p>
      <text:p text:style-name="P1">press r to roll the dicer</text:p>
      <text:p text:style-name="P1">u got <text:s/>4</text:p>
      <text:p text:style-name="P1">new position is 78</text:p>
      <text:p text:style-name="P1">press r to roll the dicer</text:p>
      <text:p text:style-name="P1">u got <text:s/>6</text:p>
      <text:p text:style-name="P1">new position is 84</text:p>
      <text:p text:style-name="P1">press r to roll the dicer</text:p>
      <text:p text:style-name="P1"><text:soft-page-break/>u got <text:s/>6</text:p>
      <text:p text:style-name="P1">new position is 90</text:p>
      <text:p text:style-name="P1">press r to roll the dicer</text:p>
      <text:p text:style-name="P1">u got <text:s/>1</text:p>
      <text:p text:style-name="P1">new position is 91</text:p>
      <text:p text:style-name="P1">press r to roll the dicer</text:p>
      <text:p text:style-name="P1">u got <text:s/>6</text:p>
      <text:p text:style-name="P1">new position is 97</text:p>
      <text:p text:style-name="P1">press r to roll the dicer</text:p>
      <text:p text:style-name="P1">u got <text:s/>3</text:p>
      <text:p text:style-name="P1">new position is 100</text:p>
      <text:p text:style-name="P1">End Game</text:p>
      <text:p text:style-name="P1"/>
      <text:p text:style-name="P1"/>
      <text:p text:style-name="P3">program 2</text:p>
      <text:p text:style-name="P3"/>
      <text:p text:style-name="P3">#dic</text:p>
      <text:p text:style-name="P3">import random</text:p>
      <text:p text:style-name="P3"/>
      <text:p text:style-name="P3">p={1:'r',2:'p',3:'s'}</text:p>
      <text:p text:style-name="P3"/>
      <text:p text:style-name="P3">while True:</text:p>
      <text:p text:style-name="P3"><text:tab/>yc=input("you choice: r/p/s: ")</text:p>
      <text:p text:style-name="P3"><text:tab/>cc=p[random.randint(1,3)]</text:p>
      <text:p text:style-name="P3"/>
      <text:p text:style-name="P3"><text:tab/>print("computer gave: ", cc)</text:p>
      <text:p text:style-name="P3"/>
      <text:p text:style-name="P3"><text:tab/>if(yc=='r' and cc=='p'):</text:p>
      <text:p text:style-name="P3"><text:tab/><text:tab/>print("computer wins the game")</text:p>
      <text:p text:style-name="P3"><text:tab/>elif(yc=='s' and cc=='p'):</text:p>
      <text:p text:style-name="P3"><text:tab/><text:tab/>print("you win the game")</text:p>
      <text:p text:style-name="P3"><text:tab/>elif(yc=='r' and cc=='s'):</text:p>
      <text:p text:style-name="P3"><text:tab/><text:tab/>print("you win the game")</text:p>
      <text:p text:style-name="P3"><text:tab/>elif(yc=='p' and cc=='r'):</text:p>
      <text:p text:style-name="P3"><text:tab/><text:tab/>print("computer wins the game")</text:p>
      <text:p text:style-name="P3"><text:tab/>elif(yc=='p' and cc=='s'):</text:p>
      <text:p text:style-name="P3"><text:tab/><text:tab/>print("computer wins the game")</text:p>
      <text:p text:style-name="P3"><text:tab/>elif(yc=='s' and cc=='r'):</text:p>
      <text:p text:style-name="P3"><text:tab/><text:tab/>print("computer wins the game")</text:p>
      <text:p text:style-name="P3"><text:tab/>elif(yc=='r' and cc=='r'):</text:p>
      <text:p text:style-name="P3"><text:tab/><text:tab/>print("try again")</text:p>
      <text:p text:style-name="P3"><text:tab/>elif(yc=='s' and cc=='s'):</text:p>
      <text:p text:style-name="P3"><text:tab/><text:tab/>print("try again")</text:p>
      <text:p text:style-name="P3"><text:tab/>elif(yc=='p' and cc=='p'):</text:p>
      <text:p text:style-name="P3"><text:tab/><text:tab/>print("try again")</text:p>
      <text:p text:style-name="P5"/>
      <text:p text:style-name="P5"/>
      <text:p text:style-name="P5">output</text:p>
      <text:p text:style-name="P5"/>
      <text:p text:style-name="P5"/>
      <text:p text:style-name="P5">you choice: r/p/s: r</text:p>
      <text:p text:style-name="P5">computer gave: <text:s/>p</text:p>
      <text:p text:style-name="P5">computer wins the game</text:p>
      <text:p text:style-name="P5">you choice: r/p/s: p</text:p>
      <text:p text:style-name="P5">computer gave: <text:s/>p</text:p>
      <text:p text:style-name="P5">try again</text:p>
      <text:p text:style-name="P5">you choice: r/p/s: s</text:p>
      <text:p text:style-name="P5"><text:soft-page-break/>computer gave: <text:s/>s</text:p>
      <text:p text:style-name="P5">try again</text:p>
      <text:p text:style-name="P5">you choice: r/p/s: s</text:p>
      <text:p text:style-name="P5">computer gave: <text:s/>s</text:p>
      <text:p text:style-name="P5">try again</text:p>
      <text:p text:style-name="P5">you choice: r/p/s: r</text:p>
      <text:p text:style-name="P5">computer gave: <text:s/>r</text:p>
      <text:p text:style-name="P5">try again</text:p>
      <text:p text:style-name="P5">you choice: r/p/s: p</text:p>
      <text:p text:style-name="P5">computer gave: <text:s/>r</text:p>
      <text:p text:style-name="P5">computer wins the game</text:p>
      <text:p text:style-name="P5">you choice: r/p/s: r</text:p>
      <text:p text:style-name="P5">computer gave: <text:s/>s</text:p>
      <text:p text:style-name="P5">you win the game</text:p>
      <text:p text:style-name="P5">you choice: r/p/s: p</text:p>
      <text:p text:style-name="P5">computer gave: <text:s/>r</text:p>
      <text:p text:style-name="P5">computer wins the game</text:p>
      <text:p text:style-name="P5">you choice: r/p/s: s</text:p>
      <text:p text:style-name="P5">computer gave: <text:s/>s</text:p>
      <text:p text:style-name="P5">try again</text:p>
      <text:p text:style-name="P5"/>
      <text:p text:style-name="P5"/>
      <text:p text:style-name="P5">program 3</text:p>
      <text:p text:style-name="P5"/>
      <text:p text:style-name="P6">commends</text:p>
      <text:p text:style-name="P5"/>
      <text:p text:style-name="P5"/>
      <text:p text:style-name="P5"/>
      <text:p text:style-name="P5">&gt;&gt;&gt; 2*5</text:p>
      <text:p text:style-name="P5">10</text:p>
      <text:p text:style-name="P5">&gt;&gt;&gt; 2**5</text:p>
      <text:p text:style-name="P5">32</text:p>
      <text:p text:style-name="P5">&gt;&gt;&gt; 35%45</text:p>
      <text:p text:style-name="P5">35</text:p>
      <text:p text:style-name="P5">&gt;&gt;&gt; 45%35</text:p>
      <text:p text:style-name="P5">10</text:p>
      <text:p text:style-name="P5">&gt;&gt;&gt; 45/2</text:p>
      <text:p text:style-name="P5">22.5</text:p>
      <text:p text:style-name="P5">&gt;&gt;&gt; 45//2</text:p>
      <text:p text:style-name="P5">22</text:p>
      <text:p text:style-name="P5"/>
      <text:p text:style-name="P5"/>
      <text:p text:style-name="P7">program 4</text:p>
      <text:p text:style-name="P7"/>
      <text:p text:style-name="P7"/>
      <text:p text:style-name="P7">&gt;&gt;&gt; a=[1,2,3,"dance"]</text:p>
      <text:p text:style-name="P7">&gt;&gt;&gt; a[3]</text:p>
      <text:p text:style-name="P7">'dance'</text:p>
      <text:p text:style-name="P7">&gt;&gt;&gt; a[2]</text:p>
      <text:p text:style-name="P7">3</text:p>
      <text:p text:style-name="P7">&gt;&gt;&gt; a[1]</text:p>
      <text:p text:style-name="P7">2</text:p>
      <text:p text:style-name="P7">&gt;&gt;&gt; a[0]</text:p>
      <text:p text:style-name="P7">1</text:p>
      <text:p text:style-name="P7">&gt;&gt;&gt; b=[4,5,6,"sing"]</text:p>
      <text:p text:style-name="P7">&gt;&gt;&gt; b[2]</text:p>
      <text:p text:style-name="P7">6</text:p>
      <text:p text:style-name="P7"><text:soft-page-break/>&gt;&gt;&gt; b[3]</text:p>
      <text:p text:style-name="P7">'sing'</text:p>
      <text:p text:style-name="P7">&gt;&gt;&gt; a+b</text:p>
      <text:p text:style-name="P7">[1, 2, 3, 'dance', 4, 5, 6, 'sing']</text:p>
      <text:p text:style-name="P7">&gt;&gt;&gt; a=[100,250,300]</text:p>
      <text:p text:style-name="P7">&gt;&gt;&gt; b=[350,400,450]</text:p>
      <text:p text:style-name="P7">&gt;&gt;&gt; a+b</text:p>
      <text:p text:style-name="P7">[100, 250, 300, 350, 400, 450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08:50:25.184758762</meta:creation-date>
    <meta:generator>LibreOffice/6.0.3.2$Linux_X86_64 LibreOffice_project/00m0$Build-2</meta:generator>
    <dc:date>2018-10-03T10:21:35.526202342</dc:date>
    <meta:editing-duration>PT2H32M15S</meta:editing-duration>
    <meta:editing-cycles>4</meta:editing-cycles>
    <meta:document-statistic meta:table-count="0" meta:image-count="0" meta:object-count="0" meta:page-count="6" meta:paragraph-count="258" meta:word-count="862" meta:character-count="4372" meta:non-whitespace-character-count="3583"/>
  </office:meta>
</office:document-meta>
</file>